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2%" fo:orphans="2" fo:widows="2" fo:text-indent="0cm" style:auto-text-indent="false"/>
      <style:text-properties officeooo:paragraph-rsid="001599e4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2%" fo:orphans="2" fo:widows="2" fo:text-indent="0cm" style:auto-text-indent="false"/>
      <style:text-properties fo:color="#000000" style:font-name="Bitstream Vera Serif" fo:font-size="14pt" fo:font-weight="normal" officeooo:paragraph-rsid="001599e4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2" style:family="text">
      <style:text-properties fo:font-variant="normal" fo:text-transform="none" fo:color="#dcddde" fo:letter-spacing="normal"/>
    </style:style>
    <style:style style:name="T3" style:family="text">
      <style:text-properties fo:font-variant="normal" fo:text-transform="none" fo:color="#dcddde" fo:letter-spacing="normal" fo:font-style="normal"/>
    </style:style>
    <style:style style:name="T4" style:family="text">
      <style:text-properties fo:font-variant="normal" fo:text-transform="none" fo:color="#dcddde" fo:letter-spacing="normal" fo:font-style="normal" fo:font-weight="normal"/>
    </style:style>
    <style:style style:name="T5" style:family="text">
      <style:text-properties fo:font-variant="normal" fo:text-transform="none" fo:color="#dcddde" style:font-name="Consolas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cddde" fo:font-size="12pt" fo:letter-spacing="normal" fo:font-style="normal" fo:font-weight="normal"/>
    </style:style>
    <style:style style:name="T7" style:family="text">
      <style:text-properties fo:font-variant="normal" fo:text-transform="none" fo:color="#dcddde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cddde" style:font-name="Bitstream Vera Serif" fo:font-size="12pt" fo:letter-spacing="normal" fo:font-style="normal" fo:font-weight="normal"/>
    </style:style>
    <style:style style:name="T9" style:family="text">
      <style:text-properties fo:font-variant="normal" fo:text-transform="none" fo:color="#dcddde" style:font-name="Bitstream Vera Serif" fo:letter-spacing="normal"/>
    </style:style>
    <style:style style:name="T10" style:family="text">
      <style:text-properties fo:font-variant="normal" fo:text-transform="none" fo:color="#dcddde" style:font-name="Bitstream Vera Serif" fo:letter-spacing="normal" fo:font-style="normal" fo:font-weight="normal"/>
    </style:style>
    <style:style style:name="T11" style:family="text">
      <style:text-properties fo:font-variant="normal" fo:text-transform="none" fo:color="#dcddde" style:font-name="Bitstream Vera Serif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dcddde" style:font-name="Bitstream Vera Serif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dcddde" style:font-name="Bitstream Vera Serif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dcddde" style:font-name="Bitstream Vera Serif" fo:font-size="14pt" fo:letter-spacing="normal" fo:font-style="normal" fo:font-weight="normal" style:font-size-asian="14pt" style:font-size-complex="14pt" loext:padding="0cm" loext:border="none"/>
    </style:style>
    <style:style style:name="T15" style:family="text">
      <style:text-properties fo:font-variant="normal" fo:text-transform="none" fo:color="#dcddde" style:font-name="Bitstream Vera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dcddde" style:font-name="Bitstream Vera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variant="normal" fo:text-transform="none" fo:color="#dcddde" style:font-name="Bitstream Vera Serif" fo:font-size="14pt" fo:letter-spacing="normal" fo:font-style="normal" style:font-size-asian="14pt" style:font-size-complex="14pt"/>
    </style:style>
    <style:style style:name="T18" style:family="text">
      <style:text-properties fo:font-variant="normal" fo:text-transform="none" fo:color="#dcddde" style:font-name="Bitstream Vera Serif" fo:font-size="14pt" fo:letter-spacing="normal" fo:font-style="normal" style:font-size-asian="14pt" style:font-size-complex="14pt" loext:padding="0cm" loext:border="none"/>
    </style:style>
    <style:style style:name="T19" style:family="text">
      <style:text-properties fo:font-variant="normal" fo:text-transform="none" fo:color="#dcddde" style:font-name="Bitstream Vera Serif" fo:font-size="14pt" fo:letter-spacing="normal" fo:font-style="normal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dcddde" style:font-name="Bitstream Vera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21" style:family="text">
      <style:text-properties fo:font-variant="normal" fo:text-transform="none" fo:color="#dcddde" style:font-name="Bitstream Vera Serif" fo:font-size="14pt" fo:letter-spacing="normal" style:font-size-asian="14pt" style:font-size-complex="14pt"/>
    </style:style>
    <style:style style:name="T22" style:family="text">
      <style:text-properties fo:font-variant="normal" fo:text-transform="none" fo:color="#dcddde" style:font-name="Bitstream Vera Serif" fo:font-size="14pt" fo:letter-spacing="normal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dcddde" style:font-name="Bitstream Vera Serif" fo:font-size="14pt" fo:letter-spacing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loext:padding="0cm" loext:border="none"/>
    </style:style>
    <style:style style:name="T2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loext:padding="0cm" loext:border="none"/>
    </style:style>
    <style:style style:name="T26" style:family="text">
      <style:text-properties fo:font-variant="normal" fo:text-transform="none" style:text-line-through-style="none" style:text-line-through-type="none" style:font-name="Bitstream Vera Serif" fo:font-size="12pt" fo:letter-spacing="normal" fo:font-style="normal" style:text-underline-style="none" fo:font-weight="normal" style:text-blinking="false" loext:padding="0cm" loext:border="none"/>
    </style:style>
    <style:style style:name="T27" style:family="text">
      <style:text-properties fo:font-variant="normal" fo:text-transform="none" style:text-line-through-style="none" style:text-line-through-type="none" style:font-name="Bitstream Vera Serif" fo:letter-spacing="normal" fo:font-style="normal" style:text-underline-style="none" fo:font-weight="normal" style:text-blinking="false" loext:padding="0cm" loext:border="none"/>
    </style:style>
    <style:style style:name="T28" style:family="text">
      <style:text-properties fo:font-variant="normal" fo:text-transform="none" style:text-line-through-style="none" style:text-line-through-type="none" style:font-name="Bitstream Vera Serif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29" style:family="text">
      <style:text-properties fo:font-variant="normal" fo:text-transform="none" style:text-line-through-style="none" style:text-line-through-type="none" style:font-name="Bitstream Vera Serif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style:text-line-through-style="none" style:text-line-through-type="none" style:font-name="Bitstream Vera Serif" fo:font-size="14pt" fo:letter-spacing="normal" fo:font-style="normal" style:text-underline-style="none" style:text-blinking="false" style:font-size-asian="14pt" style:font-size-complex="14pt" loext:padding="0cm" loext:border="none"/>
    </style:style>
    <style:style style:name="T31" style:family="text">
      <style:text-properties fo:font-variant="normal" fo:text-transform="none" style:text-line-through-style="none" style:text-line-through-type="none" style:font-name="Bitstream Vera Serif" fo:font-size="14pt" fo:letter-spacing="normal" fo:font-style="normal" style:text-underline-style="none" fo:font-weight="bold" style:text-blinking="false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letter-spacing="normal" fo:font-style="normal"/>
    </style:style>
    <style:style style:name="T33" style:family="text">
      <style:text-properties fo:font-variant="normal" fo:text-transform="none" style:font-name="Bitstream Vera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style:font-name="Bitstream Vera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style:font-name="Bitstream Vera Serif" fo:font-size="14pt" fo:letter-spacing="normal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ce181e" style:font-name="Bitstream Vera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ce181e" style:font-name="Bitstream Vera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8" style:family="text">
      <style:text-properties fo:font-variant="normal" fo:text-transform="none" fo:color="#ce181e" style:font-name="Bitstream Vera Serif" fo:font-size="14pt" fo:letter-spacing="normal" fo:font-weight="normal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ce181e" style:text-line-through-style="none" style:text-line-through-type="none" style:font-name="Bitstream Vera Serif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40" style:family="text">
      <style:text-properties fo:font-variant="normal" fo:text-transform="none" fo:color="#000000" style:font-name="Bitstream Vera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Bitstream Vera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2" style:family="text">
      <style:text-properties fo:font-variant="normal" fo:text-transform="none" fo:color="#000000" style:font-name="Bitstream Vera Serif" fo:font-size="14pt" fo:letter-spacing="normal" fo:font-style="normal" fo:font-weight="normal" officeooo:rsid="001599e4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Bitstream Vera Serif" fo:font-size="14pt" fo:letter-spacing="normal" fo:font-weight="normal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Bitstream Vera Serif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2">Installation postgres </text:span></text:p>
      <text:p text:style-name="P2"><text:span text:style-name="T32">1- sudo apt-get update </text:span></text:p>
      <text:p text:style-name="P2"><text:span text:style-name="T32">2- sudo apt-get upgrade </text:span></text:p>
      <text:p text:style-name="P2"><text:span text:style-name="T32">3- sudo apt install postgresql postgresql-contrib </text:span></text:p>
      <text:p text:style-name="P2"><text:span text:style-name="T32">4- systemctl status postgresql (pour verifier l’etat de postgre sql) </text:span></text:p>
      <text:p text:style-name="P2"><text:span text:style-name="T32">5- sudo pg_isready (connections accepter?) </text:span></text:p>
      <text:p text:style-name="P2"><text:span text:style-name="T32">6- sudo -i -u postgres (passer avec l’utilisateur postgres) </text:span></text:p>
      <text:p text:style-name="P2"><text:span text:style-name="T32">7- psql (pour rentrer d ans l’interface et \q pour la quitter) </text:span></text:p>
      <text:p text:style-name="P2"><text:span text:style-name="T32">8- En dehors de l’interface psql : createuser -P –interactive ensuite , taper le nom du nouveau utilisateur (simplon), puis le pwd, puis encore pwd, y/n pour le définir comme super user </text:span></text:p>
      <text:p text:style-name="P2"><text:span text:style-name="T32">9- createdb simplon </text:span></text:p>
      <text:p text:style-name="P2"><text:span text:style-name="T32">10- psql </text:span></text:p>
      <text:p text:style-name="P2"><text:span text:style-name="T32">11- CREATE DATABASE pagila ; </text:span></text:p>
      <text:p text:style-name="P2"><text:span text:style-name="T32">12- grant all privileges on database pagila to simplon ; </text:span></text:p>
      <text:p text:style-name="P2"><text:span text:style-name="T32">13- \l,\du use pagila ; \dl </text:span></text:p>
      <text:p text:style-name="P2"><text:span text:style-name="T32"/></text:p>
      <text:p text:style-name="P1"><text:span text:style-name="T42">(</text:span><text:span text:style-name="T40">14- curl </text:span><text:a xlink:type="simple" xlink:href="https://www.pgadmin.org/static/packages_pgadmin_org.pub" office:target-frame-name="_blank" xlink:show="new" text:style-name="Internet_20_link" text:visited-style-name="Visited_20_Internet_20_Link"><text:span text:style-name="T44">https://www.pgadmin.org/static/packages_pgadmin_org.pub</text:span></text:a><text:span text:style-name="T43"> </text:span><text:span text:style-name="T40">| sudo apt−key add (wget --quiet -O - </text:span><text:a xlink:type="simple" xlink:href="https://www.postgresql.org/media/keys/ACCC4CF8.asc" office:target-frame-name="_blank" xlink:show="new" text:style-name="Internet_20_link" text:visited-style-name="Visited_20_Internet_20_Link"><text:span text:style-name="T44">https://www.postgresql.org/media/keys/ACCC4CF8.asc</text:span></text:a><text:span text:style-name="T43"> </text:span><text:span text:style-name="T40">| sudo apt-key add sudo sh -c 'echo "deb </text:span><text:a xlink:type="simple" xlink:href="http://apt.postgresql.org/pub/repos/apt/" office:target-frame-name="_blank" xlink:show="new" text:style-name="Internet_20_link" text:visited-style-name="Visited_20_Internet_20_Link"><text:span text:style-name="T44">http://apt.postgresql.org/pub/repos/apt/</text:span></text:a><text:span text:style-name="T43"> </text:span><text:span text:style-name="T40">lsb_release -cs-pgdg main" &gt;&gt; /etc/apt/sources.list.d/pgdg.list') sudo nano /etc wget --quiet -O - </text:span><text:a xlink:type="simple" xlink:href="https://www.postgresql.org/media/keys/ACCC4CF8.asc" office:target-frame-name="_blank" xlink:show="new" text:style-name="Internet_20_link" text:visited-style-name="Visited_20_Internet_20_Link"><text:span text:style-name="T44">https://www.postgresql.org/media/keys/ACCC4CF8.asc</text:span></text:a><text:span text:style-name="T43"> </text:span><text:span text:style-name="T40">| sudo apt-key add - sudo sh -c 'echo "deb </text:span><text:a xlink:type="simple" xlink:href="http://apt.postgresql.org/pub/repos/apt/" office:target-frame-name="_blank" xlink:show="new" text:style-name="Internet_20_link" text:visited-style-name="Visited_20_Internet_20_Link"><text:span text:style-name="T44">http://apt.postgresql.org/pub/repos/apt/</text:span></text:a><text:span text:style-name="T43"> </text:span><text:span text:style-name="Source_20_Text"><text:span text:style-name="T41">lsb_release -cs</text:span></text:span><text:span text:style-name="T40">-pgdg main" &gt;&gt; /etc/apt/sources.list.d/pgdg.list' sudo apt install pgadmin3 sudo curl </text:span><text:a xlink:type="simple" xlink:href="https://www.pgadmin.org/static/packages_pgadmin_org.pub" office:target-frame-name="_blank" xlink:show="new" text:style-name="Internet_20_link" text:visited-style-name="Visited_20_Internet_20_Link"><text:span text:style-name="T44">https://www.pgadmin.org/static/packages_pgadmin_org.pub</text:span></text:a><text:span text:style-name="T43"> </text:span><text:span text:style-name="T40">| sudo apt-key add sudo sh -c 'echo "deb </text:span><text:a xlink:type="simple" xlink:href="https://ftp.postgresql.org/pub/pgadmin/pgadmin4/apt/$(lsb_release" office:target-frame-name="_blank" xlink:show="new" text:style-name="Internet_20_link" text:visited-style-name="Visited_20_Internet_20_Link"><text:span text:style-name="T44">https://ftp.postgresql.org/pub/pgadmin/pgadmin4/apt/$(lsb_release</text:span></text:a><text:span text:style-name="T43"> </text:span><text:span text:style-name="T40">-cs) pgadmin4 main" &gt; /etc/apt/sources.list.d/pgadmin4.list &amp;&amp; apt update'</text:span><text:span text:style-name="T4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1:47:42.216094653</meta:creation-date>
    <meta:generator>LibreOffice/6.0.7.3$Linux_X86_64 LibreOffice_project/00m0$Build-3</meta:generator>
    <dc:date>2021-07-05T11:50:11.105303011</dc:date>
    <meta:editing-duration>PT2M30S</meta:editing-duration>
    <meta:editing-cycles>1</meta:editing-cycles>
    <meta:document-statistic meta:table-count="0" meta:image-count="0" meta:object-count="0" meta:page-count="1" meta:paragraph-count="15" meta:word-count="188" meta:character-count="1493" meta:non-whitespace-character-count="1308"/>
  </office:meta>
</office:document-meta>
</file>